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ser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tored in person table</text:p>
                <text:list>
                  <text:list-item>
                    <text:p>First and last name</text:p>
                  </text:list-item>
                  <text:list-item>
                    <text:p>Username</text:p>
                  </text:list-item>
                  <text:list-item>
                    <text:p>Email</text:p>
                  </text:list-item>
                  <text:list-item>
                    <text:p>Street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gin System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ame login for employees and customers</text:p>
              </text:list-item>
              <text:list-item>
                <text:p>Email address and password</text:p>
              </text:list-item>
              <text:list-item>
                <text:p>Passwords securely hashed</text:p>
                <text:list>
                  <text:list-item>
                    <text:p>password_hash and password_verify</text:p>
                  </text:list-item>
                </text:list>
              </text:list-item>
              <text:list-item>
                <text:p>Stores history of past passwords</text:p>
                <text:list>
                  <text:list-item>
                    <text:p>But does not prevent password reuse or provide automatic expiration, strength detection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Roles</text:p>
          </draw:text-box>
        </draw:frame>
        <draw:frame presentation:style-name="pr5" draw:text-style-name="P2" draw:layer="layout" svg:width="24.639cm" svg:height="12.179cm" svg:x="1.4cm" svg:y="4.914cm" presentation:class="subtitle">
          <draw:text-box>
            <text:list text:style-name="L1">
              <text:list-item>
                <text:p text:style-name="P2">Collections of permissions for tables</text:p>
              </text:list-item>
              <text:list-item>
                <text:p text:style-name="P2">Tied to jobs</text:p>
              </text:list-item>
              <text:list-item>
                <text:p text:style-name="P2">Roles of employees tied to work his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ermiss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efault: deny</text:p>
              </text:list-item>
              <text:list-item>
                <text:p>If allowed, must specify for each table for each row</text:p>
              </text:list-item>
              <text:list-item>
                <text:p>Exception: customer mode are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duc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mmon attributes in product table</text:p>
              </text:list-item>
              <text:list-item>
                <text:p>Specifications in specific facets tables</text:p>
              </text:list-item>
              <text:list-item>
                <text:p>Price stored in product_price table</text:p>
                <text:list>
                  <text:list-item>
                    <text:p>Linked to condition and country of origin</text:p>
                  </text:list-item>
                  <text:list-item>
                    <text:p>Not linked to branch</text:p>
                  </text:list-item>
                  <text:list-item>
                    <text:p>Stores historical pric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questing Inventory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Inventory request</text:p>
                <text:list>
                  <text:list-item>
                    <text:p>Vendor</text:p>
                  </text:list-item>
                  <text:list-item>
                    <text:p>Branch</text:p>
                  </text:list-item>
                  <text:list-item>
                    <text:p>Date</text:p>
                  </text:list-item>
                  <text:list-item>
                    <text:p>Employee requesting</text:p>
                  </text:list-item>
                </text:list>
              </text:list-item>
              <text:list-item>
                <text:p>Products associated with each request (separate table)</text:p>
                <text:list>
                  <text:list-item>
                    <text:p>Product id</text:p>
                  </text:list-item>
                  <text:list-item>
                    <text:p>Condition id</text:p>
                  </text:list-item>
                  <text:list-item>
                    <text:p>Country id</text:p>
                  </text:list-item>
                  <text:list-item>
                    <text:p>Quant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ceiving Inventory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tored in separate table with the following:</text:p>
                <text:list>
                  <text:list-item>
                    <text:p>Inventory request </text:p>
                  </text:list-item>
                  <text:list-item>
                    <text:p>Product</text:p>
                  </text:list-item>
                  <text:list-item>
                    <text:p>Condition</text:p>
                  </text:list-item>
                  <text:list-item>
                    <text:p>Country</text:p>
                  </text:list-item>
                  <text:list-item>
                    <text:p>Quantity</text:p>
                  </text:list-item>
                  <text:list-item>
                    <text:p>Employ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turning Inventory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eparate table with:</text:p>
                <text:list>
                  <text:list-item>
                    <text:p>Inventory request number</text:p>
                  </text:list-item>
                  <text:list-item>
                    <text:p>Reason for return</text:p>
                  </text:list-item>
                  <text:list-item>
                    <text:p>Return date</text:p>
                  </text:list-item>
                </text:list>
              </text:list-item>
              <text:list-item>
                <text:p>Products associated with each return</text:p>
                <text:list>
                  <text:list-item>
                    <text:p>Same information as inventory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rder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Two kinds:</text:p>
                <text:list>
                  <text:list-item>
                    <text:p>Order</text:p>
                    <text:list>
                      <text:list-item>
                        <text:p>An order that has been placed by a logged in user</text:p>
                      </text:list-item>
                      <text:list-item>
                        <text:p>Temporary Order → Order is a post-checkout transaction</text:p>
                      </text:list-item>
                    </text:list>
                  </text:list-item>
                  <text:list-item>
                    <text:p>Temporary Order</text:p>
                    <text:list>
                      <text:list-item>
                        <text:p>Linked to session</text:p>
                      </text:list-item>
                      <text:list-item>
                        <text:p>Stores shopping cart</text:p>
                      </text:list-item>
                      <text:list-item>
                        <text:p>Reduces chance of backor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rders (continued)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Order stores the following in the same table:</text:p>
                <text:list>
                  <text:list-item>
                    <text:p>Order #</text:p>
                  </text:list-item>
                  <text:list-item>
                    <text:p>Customer</text:p>
                  </text:list-item>
                  <text:list-item>
                    <text:p>Date</text:p>
                  </text:list-item>
                  <text:list-item>
                    <text:p>Branch # (in-store only)</text:p>
                  </text:list-item>
                  <text:list-item>
                    <text:p>Is COD</text:p>
                  </text:list-item>
                </text:list>
              </text:list-item>
              <text:list-item>
                <text:p>Products in separate table </text:p>
                <text:list>
                  <text:list-item>
                    <text:p>Product</text:p>
                  </text:list-item>
                  <text:list-item>
                    <text:p>Condition</text:p>
                  </text:list-item>
                  <text:list-item>
                    <text:p>Country of origin</text:p>
                  </text:list-item>
                  <text:list-item>
                    <text:p>Quant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rders (continued)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Payment stored in separate tables</text:p>
                <text:list>
                  <text:list-item>
                    <text:p>Credit Card (CC) Payments</text:p>
                    <text:list>
                      <text:list-item>
                        <text:p>Number </text:p>
                      </text:list-item>
                      <text:list-item>
                        <text:p>Verification Code</text:p>
                      </text:list-item>
                      <text:list-item>
                        <text:p>Billing Address</text:p>
                      </text:list-item>
                      <text:list-item>
                        <text:p>Name </text:p>
                      </text:list-item>
                      <text:list-item>
                        <text:p>Exp. Date</text:p>
                      </text:list-item>
                    </text:list>
                  </text:list-item>
                  <text:list-item>
                    <text:p>Cash Payments</text:p>
                  </text:list-item>
                </text:list>
              </text:list-item>
              <text:list-item>
                <text:p>Shipping address is address on customer's file or CC Billing add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rders (Continued)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Delivery management in separate tables</text:p>
                <text:list>
                  <text:list-item>
                    <text:p>order_shipping</text:p>
                    <text:list>
                      <text:list-item>
                        <text:p>Method</text:p>
                      </text:list-item>
                      <text:list-item>
                        <text:p>Tracking # </text:p>
                      </text:list-item>
                      <text:list-item>
                        <text:p>Cost</text:p>
                      </text:list-item>
                      <text:list-item>
                        <text:p>Date</text:p>
                      </text:list-item>
                    </text:list>
                  </text:list-item>
                  <text:list-item>
                    <text:p>order_cancellation</text:p>
                  </text:list-item>
                </text:list>
              </text:list-item>
              <text:list-item>
                <text:p>Returns in separate tables</text:p>
                <text:list>
                  <text:list-item>
                    <text:p>order_return</text:p>
                  </text:list-item>
                  <text:list-item>
                    <text:p>order_return_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lculating Product Availability</text:p>
          </draw:text-box>
        </draw:frame>
        <draw:frame presentation:style-name="pr2" draw:layer="layout" svg:width="24.639cm" svg:height="12.18cm" svg:x="1.4cm" svg:y="4.914cm" presentation:class="outline">
          <draw:text-box>
            <text:p>Inventory Received (by branch)</text:p>
            <text:p>- Inventory Returned (by branch)</text:p>
            <text:p>- Inventory Ordered (by customer)</text:p>
            <text:p>- Inventory in shopping cart (temporary order)</text:p>
            <text:p>+ Inventory Returned (by customer)</text:p>
            <text:p>= Total Availability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ogan Widick</meta:initial-creator>
    <meta:creation-date>2013-12-02T10:48:20.55</meta:creation-date>
    <dc:date>2013-12-02T12:03:23.270653051</dc:date>
    <dc:creator>logan </dc:creator>
    <meta:editing-duration>PT22M51S</meta:editing-duration>
    <meta:editing-cycles>6</meta:editing-cycles>
    <meta:generator>LibreOffice/4.1.2.3$Linux_X86_64 LibreOffice_project/410m0$Build-3</meta:generator>
    <meta:document-statistic meta:object-count="73"/>
  </office:meta>
</office:document-meta>
</file>